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Times New Roman'" style:font-family-generic="roman"/>
    <style:font-face style:name="FreeSans1" svg:font-family="FreeSans" style:font-family-generic="swiss"/>
    <style:font-face style:name="Liberation Sans" svg:font-family="'Liberation Sans', Arial" style:font-family-generic="swiss"/>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bb0d" officeooo:paragraph-rsid="0009bb0d"/>
    </style:style>
    <style:style style:name="P2" style:family="paragraph" style:parent-style-name="Standard">
      <style:paragraph-properties fo:text-align="center" style:justify-single-word="false"/>
      <style:text-properties officeooo:rsid="0009bb0d" officeooo:paragraph-rsid="0009bb0d"/>
    </style:style>
    <style:style style:name="P3" style:family="paragraph" style:parent-style-name="Standard">
      <style:text-properties officeooo:rsid="0009bb0d" officeooo:paragraph-rsid="0009bb0d"/>
    </style:style>
    <style:style style:name="P4" style:family="paragraph" style:parent-style-name="Standard">
      <style:text-properties officeooo:rsid="000ae247" officeooo:paragraph-rsid="000ae24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sis Proposal</text:p>
      <text:p text:style-name="P2">Kristian Gonzalez</text:p>
      <text:p text:style-name="P2">Masters Mechatronics Student</text:p>
      <text:p text:style-name="P2">Hochschule Ravensburg Weingarten</text:p>
      <text:p text:style-name="P1"/>
      <text:p text:style-name="P1">Introduction</text:p>
      <text:p text:style-name="P1"/>
      <text:p text:style-name="P1"/>
      <text:p text:style-name="P1">State of the Art / Related Work</text:p>
      <text:p text:style-name="P1"/>
      <text:p text:style-name="P1"/>
      <text:p text:style-name="P1">Objective</text:p>
      <text:p text:style-name="P1"/>
      <text:p text:style-name="P1"/>
      <text:p text:style-name="P1">Project Outline</text:p>
      <text:p text:style-name="P1"/>
      <text:p text:style-name="P1"/>
      <text:p text:style-name="P1">Project Schedule</text:p>
      <text:p text:style-name="P1"/>
      <text:p text:style-name="P1"/>
      <text:p text:style-name="P1"/>
      <text:p text:style-name="P1"/>
      <text:p text:style-name="P1"/>
      <text:p text:style-name="P1">Literature</text:p>
      <text:p text:style-name="P1"/>
      <text:p text:style-name="P1"/>
      <text:p text:style-name="P1"/>
      <text:p text:style-name="P1"/>
      <text:p text:style-name="P4">raw_text:</text:p>
      <text:p text:style-name="P4">so, a major thing that you really gotta fucking do is a literature search. really understand what the hell is going on in the field. on top of that, you need to come up with about a 1.5 pg proposal on what you really want to do. this should be simple enough, just write a narrow, achievable estimate of what you think the project will be like and what your milestones / plan is.</text:p>
      <text:p text:style-name="P4"/>
      <text:p text:style-name="P4">must have this done by 3 weeks from now.</text:p>
      <text:p text:style-name="P4"/>
      <text:p text:style-name="P4">what is a literature search? it's when you take a look around at what everyone else has done and basically say "ok, this is what exists, so what's missing?". at that point, you're better equipped to both answer your own question and perhaps even a new question that hasn't been answered.</text:p>
      <text:p text:style-name="P4"/>
      <text:p text:style-name="P4"/>
      <text:p text:style-name="P4">* what are you detecting? pedestrians, cars, or some kind of nearby/slow objects</text:p>
      <text:p text:style-name="P4">* what are you comparing? monocamera vs stereo camera</text:p>
      <text:p text:style-name="P4"/>
      <text:p text:style-name="P4"/>
      <text:p text:style-name="P4"/>
      <text:p text:style-name="P4"/>
      <text:p text:style-name="P4"/>
      <text:p text:style-name="P4"/>
      <text:p text:style-name="P4"><text:soft-page-break/></text:p>
      <text:p text:style-name="P4">don't do the hard or easy thing, do the achievable thing.</text:p>
      <text:p text:style-name="P4"/>
      <text:p text:style-name="P4"/>
      <text:p text:style-name="P4">try to have an accurate statement: </text:p>
      <text:p text:style-name="P4">comparison of monocular and binocular (?) cameras in 3D localization estimation of pedestrians using the KITTI datas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Times New Roman'" style:font-family-generic="roman"/>
    <style:font-face style:name="FreeSans1" svg:font-family="FreeSans" style:font-family-generic="swiss"/>
    <style:font-face style:name="Liberation Sans" svg:font-family="'Liberation Sans', Arial" style:font-family-generic="swiss"/>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Liberation Serif" fo:font-family="'Liberation Serif', '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erif" fo:font-family="'Liberation Serif', '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erif" fo:font-family="'Liberation Serif', 'Times New Roman'" style:font-family-generic="roman"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16:29:15.231690990</meta:creation-date>
    <dc:date>2019-02-21T16:34:25.432048025</dc:date>
    <meta:editing-duration>PT3M2S</meta:editing-duration>
    <meta:editing-cycles>2</meta:editing-cycles>
    <meta:generator>LibreOffice/5.1.6.2$Linux_X86_64 LibreOffice_project/10m0$Build-2</meta:generator>
    <meta:document-statistic meta:table-count="0" meta:image-count="0" meta:object-count="0" meta:page-count="2" meta:paragraph-count="19" meta:word-count="215" meta:character-count="1243" meta:non-whitespace-character-count="1046"/>
  </office:meta>
</office:document-meta>
</file>